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ffffff" draw:fill="solid" draw:fill-color="#0084d1" draw:textarea-horizontal-align="left" draw:auto-grow-height="true" draw:auto-grow-width="false" fo:min-height="3.023cm" fo:min-width="17.8cm"/>
    </style:style>
    <style:style style:name="P1" style:family="paragraph">
      <style:paragraph-properties fo:text-align="center"/>
    </style:style>
    <style:style style:name="P2" style:family="paragraph">
      <style:text-properties fo:color="#7da647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/>
    </style:style>
    <style:style style:name="P4" style:family="paragraph">
      <style:text-properties fo:font-family="'Courier New'" style:font-family-generic="modern" style:font-pitch="fixed" fo:font-size="26pt" style:font-size-asian="26pt" style:font-size-complex="26pt"/>
    </style:style>
    <style:style style:name="P5" style:family="paragraph">
      <style:text-properties fo:color="#ff6633" fo:font-weight="bold" style:font-weight-asian="bold" style:font-weight-complex="bold"/>
    </style:style>
    <style:style style:name="P6" style:family="paragraph">
      <style:text-properties fo:color="#ffffff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7da647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0084d1"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T4" style:family="text">
      <style:text-properties fo:font-family="'Courier New'" style:font-family-generic="modern" style:font-pitch="fixed" fo:font-size="60pt" style:font-size-asian="60pt" style:font-size-complex="60pt"/>
    </style:style>
    <style:style style:name="T5" style:family="text">
      <style:text-properties fo:color="#ff6633" fo:font-size="44pt" fo:font-weight="bold" style:font-size-asian="44pt" style:font-weight-asian="bold" style:font-size-complex="44pt" style:font-weight-complex="bold"/>
    </style:style>
    <style:style style:name="T6" style:family="text">
      <style:text-properties fo:color="#ffffff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.5cm" svg:height="2.5cm" svg:x="2.742cm" svg:y="9.5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11.9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2.5cm" svg:x="2.742cm" svg:y="14.36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7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1cm" svg:height="1.987cm" svg:x="12.79cm" svg:y="17.02cm">
          <draw:text-box>
            <text:p text:style-name="P2"><text:span text:style-name="T2">Árvore</text:span></text:p>
          </draw:text-box>
        </draw:frame>
        <draw:frame draw:style-name="gr3" draw:text-style-name="P4" draw:layer="layout" svg:width="11.932cm" svg:height="2.647cm" svg:x="2.2cm" svg:y="1.3cm">
          <draw:text-box>
            <text:p text:style-name="P3"><text:span text:style-name="T3">a</text:span><text:span text:style-name="T4">|bc|de*f</text:span></text:p>
          </draw:text-box>
        </draw:frame>
        <draw:frame draw:style-name="gr3" draw:text-style-name="P5" draw:layer="layout" svg:width="4.215cm" svg:height="1.987cm" svg:x="2.385cm" svg:y="17.02cm">
          <draw:text-box>
            <text:p text:style-name="P5"><text:span text:style-name="T5">Pilha</text:span></text:p>
          </draw:text-box>
        </draw:frame>
        <draw:frame draw:style-name="gr4" draw:text-style-name="P6" draw:layer="layout" svg:width="17.6cm" svg:height="4.517cm" svg:x="1.7cm" svg:y="19.627cm">
          <draw:text-box>
            <text:p text:style-name="P6"><text:span text:style-name="T6">Como a pilha está vazia o primeiro símbolo é apenas colocano nel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</meta:initial-creator>
    <meta:creation-date>2012-05-31T21:06:02</meta:creation-date>
    <dc:date>2012-05-31T21:35:57</dc:date>
    <dc:creator>Lucas </dc:creator>
    <meta:editing-duration>PT13M32S</meta:editing-duration>
    <meta:editing-cycles>1</meta:editing-cycles>
    <meta:generator>LibreOffice/3.5$Linux_x86 LibreOffice_project/350m1$Build-2</meta:generator>
    <meta:document-statistic meta:object-count="9"/>
  </office:meta>
</office:document-meta>
</file>